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VersionMatcher.accept( ModuleRevisionId askedMrid , ModuleRevisionId foundM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VersionMatcher.compare( ModuleRevisionId askedMrid , ModuleRevisionId foundMrid , Comparator staticCompa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bVersionMatcher.SubVersion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VersionMatcher.isDynamic( ModuleRevisionId askedM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